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17T10:33:21.227767207</dc:date>
    <meta:editing-duration>P1DT1H5M20S</meta:editing-duration>
    <meta:editing-cycles>316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35" meta:non-whitespace-character-count="1502"/>
  </office:meta>
</office:document-meta>
</file>